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MR17" svg:font-family="CMR17"/>
    <style:font-face style:name="OpenSymbol" svg:font-family="OpenSymbol"/>
    <style:font-face style:name="Tahoma1" svg:font-family="Tahoma"/>
    <style:font-face style:name="Adobe Arabic" svg:font-family="'Adobe Arab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text-autospace="none"/>
      <style:text-properties style:font-name="Adobe Arabic" fo:font-size="18pt" fo:font-style="italic" fo:font-weight="normal" style:font-name-asian="CMR17" style:font-size-asian="18pt" style:font-style-asian="italic" style:font-weight-asian="normal" style:font-name-complex="CMR17" style:font-size-complex="18pt" style:font-style-complex="italic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Adobe Arabic" fo:font-size="20pt" fo:font-weight="bold" style:font-name-asian="CMR17" style:font-size-asian="20pt" style:font-weight-asian="bold" style:font-name-complex="CMR17" style:font-size-complex="20pt" style:font-weight-complex="bold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Adobe Arabic" fo:font-size="20pt" fo:font-weight="normal" style:font-name-asian="CMR17" style:font-size-asian="20pt" style:font-weight-asian="normal" style:font-name-complex="CMR17" style:font-size-complex="20pt" style:font-weight-complex="normal"/>
    </style:style>
    <style:style style:name="P4" style:family="paragraph" style:parent-style-name="Standard">
      <style:paragraph-properties fo:text-align="end" style:justify-single-word="false" fo:break-before="page" style:text-autospace="none"/>
      <style:text-properties style:font-name="Adobe Arabic" fo:font-size="18pt" fo:font-style="italic" style:text-underline-style="solid" style:text-underline-width="auto" style:text-underline-color="font-color" fo:font-weight="normal" style:font-name-asian="CMR17" style:font-size-asian="18pt" style:font-style-asian="italic" style:font-weight-asian="normal" style:font-name-complex="CMR17" style:font-size-complex="18pt" style:font-style-complex="italic" style:font-weight-complex="normal"/>
    </style:style>
    <style:style style:name="P5" style:family="paragraph" style:parent-style-name="Standard" style:list-style-name="L1">
      <style:paragraph-properties fo:text-align="start" style:justify-single-word="false" style:text-autospace="none"/>
      <style:text-properties style:font-name="Adobe Arabic" fo:font-size="18pt" fo:font-weight="normal" style:font-name-asian="CMR17" style:font-size-asian="18pt" style:font-weight-asian="normal" style:font-name-complex="CMR17" style:font-size-complex="18pt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Adobe Arabic" fo:font-size="18pt" fo:font-weight="normal" style:font-name-asian="CMR17" style:font-size-asian="18pt" style:font-weight-asian="normal" style:font-name-complex="CMR17" style:font-size-complex="18pt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style:font-name="Times New Roman" fo:font-size="14pt" fo:font-weight="normal" style:font-name-asian="CMR17" style:font-size-asian="14pt" style:font-weight-asian="normal" style:font-name-complex="CMR17" style:font-size-complex="14pt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Times New Roman" fo:font-size="14pt" fo:language="en" fo:country="US" fo:font-weight="normal" style:font-name-asian="CMR17" style:font-size-asian="14pt" style:font-weight-asian="normal" style:font-name-complex="CMR17" style:font-size-complex="14pt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4pt" fo:font-style="italic" fo:font-weight="normal" style:font-name-asian="CMR17" style:font-size-asian="14pt" style:font-style-asian="italic" style:font-weight-asian="normal" style:font-name-complex="CMR17" style:font-size-complex="14pt" style:font-style-complex="italic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8pt" style:font-name-asian="CMR17" style:font-size-asian="18pt" style:font-name-complex="CMR17" style:font-size-complex="18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6pt" fo:font-weight="bold" style:font-name-asian="CMR17" style:font-size-asian="16pt" style:font-weight-asian="bold" style:font-name-complex="CMR17" style:font-size-complex="16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l" fo:country="G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lgorithmic Operation Research <text:span text:style-name="T2">~ </text:span><text:span text:style-name="T3">Fall 2019</text:span></text:p>
      <text:p text:style-name="P11">Homework 2</text:p>
      <text:p text:style-name="P8">Instructor: Anna Karasoulou</text:p>
      <text:p text:style-name="P8"/>
      <text:p text:style-name="P9"><text:span text:style-name="T4">Team Member</text:span>s:</text:p>
      <text:p text:style-name="P7">Alexandris Demetrios <text:s text:c="2"/>1115201400006</text:p>
      <text:p text:style-name="P7"><text:span text:style-name="T2">Vlachou Melina Maria</text:span> <text:s/>1115201<text:span text:style-name="T4">500017</text:span></text:p>
      <text:p text:style-name="P7">Konstantinos Koukakis 1115201400289</text:p>
      <text:p text:style-name="P6"/>
      <text:p text:style-name="P4">My Glossary</text:p>
      <text:p text:style-name="P1">iff = if and only if</text:p>
      <text:p text:style-name="P1">convex(x) = x is conve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MR17" svg:font-family="CMR17"/>
    <style:font-face style:name="OpenSymbol" svg:font-family="OpenSymbol"/>
    <style:font-face style:name="Tahoma1" svg:font-family="Tahoma"/>
    <style:font-face style:name="Adobe Arabic" svg:font-family="'Adobe Arab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51M29S</meta:editing-duration>
    <meta:editing-cycles>8</meta:editing-cycles>
    <meta:generator>OpenOffice/4.1.2$Win32 OpenOffice.org_project/412m3$Build-9782</meta:generator>
    <dc:date>2019-10-21T11:03:25.91</dc:date>
    <meta:document-statistic meta:table-count="0" meta:image-count="0" meta:object-count="0" meta:page-count="2" meta:paragraph-count="10" meta:word-count="36" meta:character-count="252"/>
    <meta:user-defined meta:name="Info 1"/>
    <meta:user-defined meta:name="Info 2"/>
    <meta:user-defined meta:name="Info 3"/>
    <meta:user-defined meta:name="Info 4"/>
  </office:meta>
</office:document-meta>
</file>